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fo:min-height="19.6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subtitle">
      <style:graphic-properties draw:fill-color="#ffffff" fo:min-height="19.363cm"/>
    </style:style>
    <style:style style:name="pr4" style:family="presentation" style:parent-style-name="Padrão-notes">
      <style:graphic-properties draw:fill-color="#ffffff" fo:min-height="13.364cm"/>
    </style:style>
    <style:style style:name="pr5" style:family="presentation" style:parent-style-name="Padrão-subtitle">
      <style:graphic-properties draw:fill-color="#ffffff" fo:min-height="19.455cm"/>
    </style:style>
    <style:style style:name="pr6" style:family="presentation" style:parent-style-name="Padrão-subtitle">
      <style:graphic-properties draw:fill-color="#ffffff" fo:min-height="19.563cm"/>
    </style:style>
    <style:style style:name="pr7" style:family="presentation" style:parent-style-name="Padrão-subtitle">
      <style:graphic-properties draw:fill-color="#ffffff" fo:min-height="19.163cm"/>
    </style:style>
    <style:style style:name="P1" style:family="paragraph">
      <style:text-properties fo:font-size="66pt" style:font-size-asian="66pt" style:font-size-complex="66pt"/>
    </style:style>
    <style:style style:name="P2" style:family="paragraph">
      <loext:graphic-properties draw:fill-color="#ffffff"/>
      <style:text-properties fo:font-size="66pt" style:font-size-asian="66pt" style:font-size-complex="66pt"/>
    </style:style>
    <style:style style:name="P3" style:family="paragraph">
      <loext:graphic-properties draw:fill-color="#ffffff"/>
    </style:style>
    <style:style style:name="P4" style:family="paragraph">
      <style:text-properties fo:font-size="44pt" style:font-size-asian="44pt" style:font-size-complex="44pt"/>
    </style:style>
    <style:style style:name="P5" style:family="paragraph">
      <loext:graphic-properties draw:fill-color="#ffffff"/>
      <style:text-properties fo:font-size="44pt" style:font-size-asian="44pt" style:font-size-complex="44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draw:frame presentation:style-name="pr1" draw:text-style-name="P2" draw:layer="layout" svg:width="25.199cm" svg:height="19.6cm" svg:x="1.4cm" svg:y="0.8cm" presentation:class="subtitle" presentation:user-transformed="true">
          <draw:text-box>
            <text:p text:style-name="P1"><text:span text:style-name="T1">Dependemos de Deu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draw:frame presentation:style-name="pr3" draw:text-style-name="P5" draw:layer="layout" svg:width="25.199cm" svg:height="19.363cm" svg:x="1.4cm" svg:y="0.837cm" presentation:class="subtitle" presentation:user-transformed="true">
          <draw:text-box>
            <text:p text:style-name="P4"><text:span text:style-name="T2">Se você quer ver acontecer o milagre aqui neste lugar,</text:span></text:p>
            <text:p text:style-name="P4"><text:span text:style-name="T2">o segredo pra Deus responder, juntos nós devemos adora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32">
        <draw:frame presentation:style-name="pr3" draw:text-style-name="P5" draw:layer="layout" svg:width="25.199cm" svg:height="19.363cm" svg:x="1.4cm" svg:y="0.837cm" presentation:class="subtitle" presentation:user-transformed="true">
          <draw:text-box>
            <text:p text:style-name="P4"><text:span text:style-name="T2">O segredo pra descer unção é Deus ver em nós a união,</text:span></text:p>
            <text:p text:style-name="P4"><text:span text:style-name="T2">em uma só voz glorificar,</text:span></text:p>
            <text:p text:style-name="P4"><text:span text:style-name="T2">com você eu quero concordar.</text:span></text:p>
            <text:p text:style-name="P4"><text:span text:style-name="T2">Eu dependo de você, irmão!</text:span></text:p>
            <text:p text:style-name="P4"><text:span text:style-name="T2">Juntos nós dependemos de Deus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32">
        <draw:frame presentation:style-name="pr3" draw:text-style-name="P5" draw:layer="layout" svg:width="25.199cm" svg:height="19.363cm" svg:x="1.4cm" svg:y="0.837cm" presentation:class="subtitle" presentation:user-transformed="true">
          <draw:text-box>
            <text:p text:style-name="P4"><text:span text:style-name="T2">Vamos levantar as nossas mãos que do alto vai descer unção, dependemos de Deu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draw:frame presentation:style-name="pr5" draw:text-style-name="P3" draw:layer="layout" svg:width="26cm" svg:height="19.455cm" svg:x="1cm" svg:y="0.745cm" presentation:class="subtitle" presentation:user-transformed="true">
          <draw:text-box>
            <text:p><text:span text:style-name="T2">Eu dependo dele,você depende dele, a unção é dele, é só glorificar. </text:span></text:p>
            <text:p><text:span text:style-name="T2">O louvor é dele,a honra é para ele, a glória é só dele,</text:span></text:p>
            <text:p><text:span text:style-name="T2">ninguém pode roubar.</text:span></text:p>
            <text:p><text:span text:style-name="T2">Deus é poderoso, ele é Deus forte,</text:span></text:p>
            <text:p><text:span text:style-name="T2">é Deus milagroso,já venceu a morte,quando ordena a benção,quando determina milagre acontece, ninguém passa por cima.</text:span> 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32">
        <draw:frame presentation:style-name="pr6" draw:text-style-name="P5" draw:layer="layout" svg:width="25.199cm" svg:height="19.563cm" svg:x="1.4cm" svg:y="0.837cm" presentation:class="subtitle" presentation:user-transformed="true">
          <draw:text-box>
            <text:p text:style-name="P4"><text:span text:style-name="T2">Deus ordena a cura e</text:span></text:p>
            <text:p text:style-name="P4"><text:span text:style-name="T2">derrama unção,</text:span></text:p>
            <text:p text:style-name="P4"><text:span text:style-name="T2">e a sua vitória põe em suas mãos.</text:span></text:p>
            <text:p text:style-name="P4"><text:span text:style-name="T2">Vamos adorar, vamos glorificar, exalte ao Senhor,</text:span></text:p>
            <text:p text:style-name="P4"><text:span text:style-name="T2">Deus está neste luga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32">
        <draw:frame presentation:style-name="pr5" draw:text-style-name="P5" draw:layer="layout" svg:width="26cm" svg:height="19.455cm" svg:x="1cm" svg:y="0.745cm" presentation:class="subtitle" presentation:user-transformed="true">
          <draw:text-box>
            <text:p text:style-name="P4"><text:span text:style-name="T2">Eu dependo dele,você depende dele, a unção é dele, é só glorificar. </text:span></text:p>
            <text:p text:style-name="P4"><text:span text:style-name="T2">O louvor é dele,a honra é para ele,</text:span></text:p>
            <text:p text:style-name="P4"><text:span text:style-name="T2">a glória é só dele,</text:span></text:p>
            <text:p text:style-name="P4"><text:span text:style-name="T2">ninguém pode roubar.</text:span></text:p>
            <text:p text:style-name="P4"><text:span text:style-name="T2">Deus é poderoso, ele é Deus forte, é Deus milagroso,já venceu a morte,quando ordena a benção,quando determina milagre acontece, ninguém passa por cima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32">
        <draw:frame presentation:style-name="pr6" draw:text-style-name="P5" draw:layer="layout" svg:width="25.199cm" svg:height="19.563cm" svg:x="1.4cm" svg:y="0.837cm" presentation:class="subtitle" presentation:user-transformed="true">
          <draw:text-box>
            <text:p text:style-name="P4"><text:span text:style-name="T2">Deus ordena a cura e derrama unção, e a sua vitória põe em suas mãos. Vamos adorar, vamos glorificar, exalte ao Senhor, Deus está neste luga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32">
        <draw:frame presentation:style-name="pr7" draw:text-style-name="P5" draw:layer="layout" svg:width="25.199cm" svg:height="19.163cm" svg:x="1.4cm" svg:y="0.837cm" presentation:class="subtitle" presentation:user-transformed="true">
          <draw:text-box>
            <text:p text:style-name="P4"><text:span text:style-name="T2">Se ele te tocar,</text:span></text:p>
            <text:p text:style-name="P4"><text:span text:style-name="T2">a unção vem sobre ti.</text:span></text:p>
            <text:p text:style-name="P4"><text:span text:style-name="T2">Se ele te tocar, o mal tem que sair.</text:span></text:p>
            <text:p text:style-name="P4"><text:span text:style-name="T2">Segura em minhas mãos, e vamos adorar, exalte ao Senhor,</text:span></text:p>
            <text:p text:style-name="P4"><text:span text:style-name="T2">Deus está neste lugar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32">
        <draw:frame presentation:style-name="pr5" draw:text-style-name="P5" draw:layer="layout" svg:width="26cm" svg:height="19.455cm" svg:x="0.8cm" svg:y="0.745cm" presentation:class="subtitle" presentation:user-transformed="true">
          <draw:text-box>
            <text:p text:style-name="P4"><text:span text:style-name="T2">Eu dependo dele,você depende dele, a unção é dele, é só glorificar. </text:span></text:p>
            <text:p text:style-name="P4"><text:span text:style-name="T2">O louvor é dele,a honra é para ele, a glória é só dele,</text:span></text:p>
            <text:p text:style-name="P4"><text:span text:style-name="T2">ninguém pode roubar.</text:span></text:p>
            <text:p text:style-name="P4"><text:span text:style-name="T2">Deus é poderoso, ele é Deus forte, é Deus milagroso,já venceu a morte,quando ordena a benção,quando determina milagre acontece, ninguém passa por cima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32">
        <draw:frame presentation:style-name="pr6" draw:text-style-name="P5" draw:layer="layout" svg:width="25.199cm" svg:height="19.563cm" svg:x="1.4cm" svg:y="0.837cm" presentation:class="subtitle" presentation:user-transformed="true">
          <draw:text-box>
            <text:p text:style-name="P4"><text:span text:style-name="T2">Deus ordena a cura e derrama unção, e a sua vitória põe em suas mãos. Vamos adorar, vamos glorificar, exalte ao Senhor,</text:span></text:p>
            <text:p text:style-name="P4"><text:span text:style-name="T2">Deus está neste luga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32">
        <draw:frame presentation:style-name="pr6" draw:text-style-name="P5" draw:layer="layout" svg:width="25.199cm" svg:height="19.563cm" svg:x="1.4cm" svg:y="0.837cm" presentation:class="subtitle" presentation:user-transformed="true">
          <draw:text-box>
            <text:p text:style-name="P4"><text:span text:style-name="T2">É para ele o louvor, vamos adorar.</text:span></text:p>
            <text:p text:style-name="P4"><text:span text:style-name="T2">É só dele o louvor, vamos glorificar.</text:span></text:p>
            <text:p text:style-name="P4"><text:span text:style-name="T2">É só dele o louvor, vamos adorar.</text:span></text:p>
            <text:p text:style-name="P4"><text:span text:style-name="T2">Dependemos de Deu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Padrã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3T15:11:10.285677004</meta:creation-date>
    <dc:date>2017-01-07T11:32:51.120384169</dc:date>
    <meta:editing-duration>PT36M6S</meta:editing-duration>
    <meta:editing-cycles>8</meta:editing-cycles>
    <meta:generator>LibreOffice/5.2.4.2.1$Linux_X86_64 LibreOffice_project/20m0$Build-2</meta:generator>
    <meta:document-statistic meta:object-count="57"/>
  </office:meta>
</office:document-meta>
</file>